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Lácteos</text:p>
          </table:table-cell>
          <table:table-cell/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LECHE Litro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string" calcext:value-type="string">
            <text:p>YOGHURT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  <table:table-cell office:value-type="string" calcext:value-type="string">
            <text:p>LECHE CONDENSADA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string" calcext:value-type="string">
            <text:p>LECHE EN POLVO Kg</text:p>
          </table:table-cell>
          <table:table-cell office:value-type="float" office:value="4500" calcext:value-type="float">
            <text:p>4500</text:p>
          </table:table-cell>
        </table:table-row>
        <table:table-row table:style-name="ro2">
          <table:table-cell/>
          <table:table-cell office:value-type="string" calcext:value-type="string">
            <text:p>MANTEQUILL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MANTEQUILL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QUESO Kg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/>
          <table:table-cell office:value-type="string" calcext:value-type="string">
            <text:p>HELADOS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MANJAR BLANCO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/>
          <table:table-cell office:value-type="string" calcext:value-type="string">
            <text:p>POSTRES DE LECHE PREPARADOS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5:30:35.4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LibreOffice/4.4.6.3$Windows_x86 LibreOffice_project/e8938fd3328e95dcf59dd64e7facd2c7d67c704d</meta:generator>
    <dc:date>2015-12-18T15:30:43.852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